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fd935" officeooo:paragraph-rsid="001fd93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21945f" officeooo:paragraph-rsid="0021945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2212b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c173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a5c7" style:font-weight-asian="normal" style:font-weight-complex="normal"/>
    </style:style>
    <style:style style:name="T8" style:family="text">
      <style:text-properties fo:font-weight="normal" officeooo:rsid="001af12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4d9" style:font-weight-asian="bold" style:font-weight-complex="bold"/>
    </style:style>
    <style:style style:name="T11" style:family="text">
      <style:text-properties officeooo:rsid="0010e737"/>
    </style:style>
    <style:style style:name="T12" style:family="text">
      <style:text-properties officeooo:rsid="0012eb2d"/>
    </style:style>
    <style:style style:name="T13" style:family="text">
      <style:text-properties officeooo:rsid="001af120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7" style:family="text">
      <style:text-properties officeooo:rsid="0021945f"/>
    </style:style>
    <style:style style:name="T18" style:family="text">
      <style:text-properties officeooo:rsid="002212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8">8</text:span></text:p>
      <text:p text:style-name="P23"><text:span text:style-name="T5">«Візуалізація та обробка даних за допомогою </text:span></text:p>
      <text:p text:style-name="P23"><text:span text:style-name="T5">спеціалізованих бібліотек Python</text:span><text:span text:style-name="T4">»</text:span></text:p>
      <text:p text:style-name="P7"><text:span text:style-name="T7">з</text:span><text:span text:style-name="T6"> дисципліни "</text:span><text:span text:style-name="T8">Спеціалізовані мови програмування</text:span><text:span text:style-name="T7">”</text:span><text:span text:style-name="T9"><text:line-break/></text:span></text:p>
      <text:p text:style-name="P8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1">ІТ</text:span><text:span text:style-name="T12">-</text:span><text:span text:style-name="T11">3</text:span><text:span text:style-name="T12">2</text:span><text:span text:style-name="T1">,</text:span><text:line-break/><text:span text:style-name="T11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6"><text:soft-page-break/><text:span text:style-name="T14">Мета:</text:span><text:span text:style-name="T15"> розробка додатка для візуалізації CSV-наборів даних за допомогою Matplotlib та базових принципів ООП (наслідування, інкапсуляція, поліморфізм)</text:span><text:span text:style-name="T16">.</text:span></text:p>
      <text:p text:style-name="P1">План роботи</text:p>
      <text:p text:style-name="P14"><text:span text:style-name="T9">Завдання 1:</text:span> Вибір CSV-набору даних</text:p>
      <text:p text:style-name="P14">Оберіть CSV-набір даних, який ви хочете візуалізувати. Переконайтеся, що він містить відповідні дані для створення змістовних візуалізацій.</text:p>
      <text:p text:style-name="P14"><text:span text:style-name="T9">Завдання 2: </text:span>Завантаження даних з CSV</text:p>
      <text:p text:style-name="P14">Напишіть код для завантаження даних з CSV-файлу в ваш додаток Python. Використовуйте бібліотеки, такі як Pandas, для спрощення обробки даних.</text:p>
      <text:p text:style-name="P14"><text:span text:style-name="T9">Завдання 3:</text:span> Дослідження даних</text:p>
      <text:p text:style-name="P14">Визначте екстремальні значення по стовцям</text:p>
      <text:p text:style-name="P14"><text:span text:style-name="T9">Завдання 4:</text:span> Вибір типів візуалізацій</text:p>
      <text:p text:style-name="P14">Визначте, які типи візуалізацій підходять для представлення вибраних наборів даних. Зазвичай це може бути лінійні графіки, стовпчикові діаграми, діаграми розсіювання, гістограми та секторні діаграми.</text:p>
      <text:p text:style-name="P14"><text:span text:style-name="T9">Завдання 5: </text:span>Підготовка даних</text:p>
      <text:p text:style-name="P14">Попередньо обробіть набір даних за необхідністю для візуалізації. Це може включати виправлення даних, фільтрацію, агрегацію або трансформацію.</text:p>
      <text:p text:style-name="P14"><text:span text:style-name="T9">Завдання 6: </text:span>Базова візуалізація</text:p>
      <text:p text:style-name="P14">Створіть базову візуалізацію набору даних, щоб переконатися, що ви можете відображати дані правильно за допомогою Matplotlib. Розпочніть з простої діаграми для візуалізації однієї змінної.</text:p>
      <text:p text:style-name="P14"><text:span text:style-name="T9">Завдання 7:</text:span> Розширені візуалізації</text:p>
      <text:p text:style-name="P14">Реалізуйте більш складні візуалізації, виходячи з характеристик набору. Поекспериментуйте з різними функціями Matplotlib та налаштуваннями.</text:p>
      <text:p text:style-name="P14"><text:span text:style-name="T9">Завдання 8:</text:span> Декілька піддіаграм</text:p>
      <text:p text:style-name="P14">Навчіться створювати кілька піддіаграм в межах одного малюнка для відображення декількох візуалізацій поруч для кращого порівняння.</text:p>
      <text:p text:style-name="P14"><text:soft-page-break/><text:span text:style-name="T9">Завдання 9:</text:span> Експорт і обмін</text:p>
      <text:p text:style-name="P14">Реалізуйте функціональність для експорту візуалізацій як зображень (наприклад, PNG, SVG) або інтерактивних веб-додатків (наприклад, HTML)</text:p>
      <text:p text:style-name="P14"/>
      <text:p text:style-name="P15">Код програми:</text:p>
      <text:p text:style-name="P20"># <text:span text:style-name="T18">diagrams</text:span>.py</text:p>
      <text:p text:style-name="P26">"""</text:p>
      <text:p text:style-name="P26">Diagrams Module</text:p>
      <text:p text:style-name="P26"/>
      <text:p text:style-name="P26">A module that defines the Diagrams class for creating and visualizing diagrams based on data from a CSV file.</text:p>
      <text:p text:style-name="P26">"""</text:p>
      <text:p text:style-name="P26">from datetime import datetime</text:p>
      <text:p text:style-name="P26">import pandas as pd</text:p>
      <text:p text:style-name="P26">import matplotlib.pyplot as plt</text:p>
      <text:p text:style-name="P26">from shared.settings import get_lab_settings</text:p>
      <text:p text:style-name="P26"/>
      <text:p text:style-name="P26">settings = get_lab_settings("lab8")</text:p>
      <text:p text:style-name="P26">DIAGRAMS_DIR = settings["diagrams_dir"]</text:p>
      <text:p text:style-name="P26">DEFAULT_YEAR = settings["default_year"]</text:p>
      <text:p text:style-name="P26">DEFAULT_MONTH = settings["default_month"]</text:p>
      <text:p text:style-name="P26"/>
      <text:p text:style-name="P26"/>
      <text:p text:style-name="P26">class Diagrams:</text:p>
      <text:p text:style-name="P26"><text:s text:c="4"/>"""</text:p>
      <text:p text:style-name="P26"><text:s text:c="4"/>A class for creating and visualizing diagrams based on data from a CSV file.</text:p>
      <text:p text:style-name="P26"/>
      <text:p text:style-name="P26"><text:s text:c="4"/>Attributes:</text:p>
      <text:p text:style-name="P26"><text:s text:c="4"/>- df (pandas.DataFrame): The DataFrame containing the loaded data from the CSV file.</text:p>
      <text:p text:style-name="P26"><text:s text:c="4"/>"""</text:p>
      <text:p text:style-name="P26"/>
      <text:p text:style-name="P26"><text:s text:c="4"/>def __init__(self, csv_file_path):</text:p>
      <text:p text:style-name="P26"><text:s text:c="8"/>"""</text:p>
      <text:p text:style-name="P26"><text:s text:c="8"/>Initializes a Diagrams object.</text:p>
      <text:p text:style-name="P26"/>
      <text:p text:style-name="P26"><text:s text:c="8"/>Parameters:</text:p>
      <text:p text:style-name="P26"><text:s text:c="8"/>- csv_file_path (str): The path to the CSV file containing the data.</text:p>
      <text:p text:style-name="P26"><text:soft-page-break/></text:p>
      <text:p text:style-name="P26"><text:s text:c="8"/>Returns:</text:p>
      <text:p text:style-name="P26"><text:s text:c="8"/>- None</text:p>
      <text:p text:style-name="P26"><text:s text:c="8"/>"""</text:p>
      <text:p text:style-name="P26"><text:s text:c="8"/>self.df = self.load_csv(csv_file_path)</text:p>
      <text:p text:style-name="P26"/>
      <text:p text:style-name="P26"><text:s text:c="4"/>def load_csv(self, csv_file_path):</text:p>
      <text:p text:style-name="P26"><text:s text:c="8"/>"""</text:p>
      <text:p text:style-name="P26"><text:s text:c="8"/>Loads a CSV file into a pandas DataFrame.</text:p>
      <text:p text:style-name="P26"/>
      <text:p text:style-name="P26"><text:s text:c="8"/>Parameters:</text:p>
      <text:p text:style-name="P26"><text:s text:c="8"/>- csv_file_path (str): The path to the CSV file.</text:p>
      <text:p text:style-name="P26"/>
      <text:p text:style-name="P26"><text:s text:c="8"/>Returns:</text:p>
      <text:p text:style-name="P26"><text:s text:c="8"/>- df (pandas.DataFrame): The loaded DataFrame.</text:p>
      <text:p text:style-name="P26"><text:s text:c="8"/>"""</text:p>
      <text:p text:style-name="P26"><text:s text:c="8"/>try:</text:p>
      <text:p text:style-name="P26"><text:s text:c="12"/>df = pd.read_csv(csv_file_path)</text:p>
      <text:p text:style-name="P26"><text:s text:c="12"/>print("Data was loaded successfully.")</text:p>
      <text:p text:style-name="P26"><text:s text:c="12"/>return df</text:p>
      <text:p text:style-name="P26"><text:s text:c="8"/>except FileNotFoundError:</text:p>
      <text:p text:style-name="P26"><text:s text:c="12"/>print(f"File '{csv_file_path}' was not found.")</text:p>
      <text:p text:style-name="P26"><text:s text:c="8"/>except pd.errors.EmptyDataError:</text:p>
      <text:p text:style-name="P26"><text:s text:c="12"/>print(f"File '{csv_file_path}' is empty or doesn't contain data.")</text:p>
      <text:p text:style-name="P26"><text:s text:c="8"/>except pd.errors.ParserError:</text:p>
      <text:p text:style-name="P26"><text:s text:c="12"/>print(f"Cannot read the file '{csv_file_path}'.")</text:p>
      <text:p text:style-name="P26"/>
      <text:p text:style-name="P26"><text:s text:c="4"/>def print_min_values(self):</text:p>
      <text:p text:style-name="P26"><text:s text:c="8"/>"""</text:p>
      <text:p text:style-name="P26"><text:s text:c="8"/>Prints the minimum values for each column in the DataFrame.</text:p>
      <text:p text:style-name="P26"/>
      <text:p text:style-name="P26"><text:s text:c="8"/>Parameters:</text:p>
      <text:p text:style-name="P26"><text:s text:c="8"/>- None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min_values = self.df.min()</text:p>
      <text:p text:style-name="P26"><text:s text:c="8"/>print("\nMin values:")</text:p>
      <text:p text:style-name="P26"><text:s text:c="8"/>print(min_values)</text:p>
      <text:p text:style-name="P26"><text:soft-page-break/></text:p>
      <text:p text:style-name="P26"><text:s text:c="4"/>def print_max_values(self):</text:p>
      <text:p text:style-name="P26"><text:s text:c="8"/>"""</text:p>
      <text:p text:style-name="P26"><text:s text:c="8"/>Prints the maximum values for each column in the DataFrame.</text:p>
      <text:p text:style-name="P26"/>
      <text:p text:style-name="P26"><text:s text:c="8"/>Parameters:</text:p>
      <text:p text:style-name="P26"><text:s text:c="8"/>- None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max_values = self.df.max()</text:p>
      <text:p text:style-name="P26"><text:s text:c="8"/>print("\nMax values:")</text:p>
      <text:p text:style-name="P26"><text:s text:c="8"/>print(max_values)</text:p>
      <text:p text:style-name="P26"/>
      <text:p text:style-name="P26"><text:s text:c="4"/>def get_age(self):</text:p>
      <text:p text:style-name="P26"><text:s text:c="8"/>"""</text:p>
      <text:p text:style-name="P26"><text:s text:c="8"/>Calculates the age of each person in the DataFrame.</text:p>
      <text:p text:style-name="P26"/>
      <text:p text:style-name="P26"><text:s text:c="8"/>Parameters:</text:p>
      <text:p text:style-name="P26"><text:s text:c="8"/>- None</text:p>
      <text:p text:style-name="P26"/>
      <text:p text:style-name="P26"><text:s text:c="8"/>Returns:</text:p>
      <text:p text:style-name="P26"><text:s text:c="8"/>- age (pandas.Series): The calculated age of each person.</text:p>
      <text:p text:style-name="P26"><text:s text:c="8"/>"""</text:p>
      <text:p text:style-name="P26"><text:s text:c="8"/>self.df['birthdate'] = pd.to_datetime(self.df['birthdate'])</text:p>
      <text:p text:style-name="P26"><text:s text:c="8"/>today = datetime.now()</text:p>
      <text:p text:style-name="P26"><text:s text:c="8"/>return (today - self.df['birthdate']).astype('&lt;m8[Y]')</text:p>
      <text:p text:style-name="P26"><text:s text:c="4"/></text:p>
      <text:p text:style-name="P26"><text:s text:c="4"/>def visualize_histogram(self):</text:p>
      <text:p text:style-name="P26"><text:s text:c="8"/>"""</text:p>
      <text:p text:style-name="P26"><text:s text:c="8"/>Visualizes a histogram of the number of people by country.</text:p>
      <text:p text:style-name="P26"/>
      <text:p text:style-name="P26"><text:s text:c="8"/>Parameters:</text:p>
      <text:p text:style-name="P26"><text:s text:c="8"/>- None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num_people_by_country = self.df['country'].value_counts()</text:p>
      <text:p text:style-name="P26"><text:soft-page-break/><text:s text:c="8"/>plt.figure(figsize=(10, 6))</text:p>
      <text:p text:style-name="P26"><text:s text:c="8"/>plt.hist(self.df['country'], bins=len(num_people_by_country), color='pink', edgecolor='black', alpha=0.7)</text:p>
      <text:p text:style-name="P26"><text:s text:c="8"/>plt.title('Number of People by Country')</text:p>
      <text:p text:style-name="P26"><text:s text:c="8"/>plt.xlabel('Country')</text:p>
      <text:p text:style-name="P26"><text:s text:c="8"/>plt.ylabel('Number of People')</text:p>
      <text:p text:style-name="P26"><text:s text:c="8"/>plt.grid(axis='y')</text:p>
      <text:p text:style-name="P26"><text:s text:c="8"/>fig = plt.gcf()</text:p>
      <text:p text:style-name="P26"><text:s text:c="8"/>plt.show()</text:p>
      <text:p text:style-name="P26"><text:s text:c="8"/>self.export_data(fig, "histogram")</text:p>
      <text:p text:style-name="P26"/>
      <text:p text:style-name="P26"><text:s text:c="4"/>def visualize_column_diagram(self):</text:p>
      <text:p text:style-name="P26"><text:s text:c="8"/>"""</text:p>
      <text:p text:style-name="P26"><text:s text:c="8"/>Visualizes a column diagram of the average age of people by country.</text:p>
      <text:p text:style-name="P26"/>
      <text:p text:style-name="P26"><text:s text:c="8"/>Parameters:</text:p>
      <text:p text:style-name="P26"><text:s text:c="8"/>- None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self.df['age'] = self.get_age()</text:p>
      <text:p text:style-name="P26"><text:s text:c="8"/>avg_age_by_country = self.df.groupby('country')['age'].mean()</text:p>
      <text:p text:style-name="P26"><text:s text:c="8"/>plt.figure(figsize=(10, 6))</text:p>
      <text:p text:style-name="P26"><text:s text:c="8"/>avg_age_by_country.plot(kind='bar', color='orange')</text:p>
      <text:p text:style-name="P26"><text:s text:c="8"/>plt.title('Average Age of People by Country')</text:p>
      <text:p text:style-name="P26"><text:s text:c="8"/>plt.xlabel('Country')</text:p>
      <text:p text:style-name="P26"><text:s text:c="8"/>plt.ylabel('Average Age')</text:p>
      <text:p text:style-name="P26"><text:s text:c="8"/>plt.grid(axis='y')</text:p>
      <text:p text:style-name="P26"><text:s text:c="8"/>fig = plt.gcf()</text:p>
      <text:p text:style-name="P26"><text:s text:c="8"/>plt.show()</text:p>
      <text:p text:style-name="P26"><text:s text:c="8"/>self.export_data(fig, "column_diagram")</text:p>
      <text:p text:style-name="P26"/>
      <text:p text:style-name="P26"><text:s text:c="4"/>def visualize_sector_diagram(self, year=DEFAULT_YEAR):</text:p>
      <text:p text:style-name="P26"><text:s text:c="8"/>"""</text:p>
      <text:p text:style-name="P26"><text:s text:c="8"/>Visualizes a sector diagram of the percentage of people born after a given year by country.</text:p>
      <text:p text:style-name="P26"/>
      <text:p text:style-name="P26"><text:s text:c="8"/>Parameters:</text:p>
      <text:p text:style-name="P26"><text:soft-page-break/><text:s text:c="8"/>- year (int): The year after which to consider people for the diagram. Default is DEFAULT_YEAR.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self.df['age'] = self.get_age()</text:p>
      <text:p text:style-name="P26"><text:s text:c="8"/>df_after_year = self.df[self.df['birthdate'].dt.year &gt;= year]</text:p>
      <text:p text:style-name="P26"><text:s text:c="8"/>percentage_after_year = df_after_year['country'].value_counts(normalize=True) * 100</text:p>
      <text:p text:style-name="P26"><text:s text:c="8"/>plt.figure(figsize=(8, 8))</text:p>
      <text:p text:style-name="P26"><text:s text:c="8"/>plt.pie(percentage_after_year, labels=percentage_after_year.index, autopct='%1.1f%%', startangle=90, colors=plt.cm.Paired.colors)</text:p>
      <text:p text:style-name="P26"><text:s text:c="8"/>plt.title(f'Percentage of People Born After {year} by Country')</text:p>
      <text:p text:style-name="P26"><text:s text:c="8"/>fig = plt.gcf()</text:p>
      <text:p text:style-name="P26"><text:s text:c="8"/>plt.show()</text:p>
      <text:p text:style-name="P26"><text:s text:c="8"/>self.export_data(fig, "sector_diagram")</text:p>
      <text:p text:style-name="P26"/>
      <text:p text:style-name="P26"><text:s text:c="4"/>def visualize_line_plot_and_sector(self, month=DEFAULT_MONTH):</text:p>
      <text:p text:style-name="P26"><text:s text:c="8"/>"""</text:p>
      <text:p text:style-name="P26"><text:s text:c="8"/>Visualizes a line plot of the average age of people born in a specific month by country,</text:p>
      <text:p text:style-name="P26"><text:s text:c="8"/>along with a pie chart showing the distribution of countries used in the line plot.</text:p>
      <text:p text:style-name="P26"/>
      <text:p text:style-name="P26"><text:s text:c="8"/>Parameters:</text:p>
      <text:p text:style-name="P26"><text:s text:c="8"/>- month (int): The month for which to consider people for the line plot. Default is DEFAULT_MONTH.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months = ['January', 'February', 'March', 'April', 'May', 'June', 'July', 'August', 'September', 'October', 'November', 'December']</text:p>
      <text:p text:style-name="P26"><text:s text:c="8"/>self.df['age'] = self.get_age()</text:p>
      <text:p text:style-name="P26"><text:s text:c="8"/>df_june = self.df[self.df['birthdate'].dt.month == month]</text:p>
      <text:p text:style-name="P26"><text:s text:c="8"/>avg_age_by_country = df_june.groupby('country')['age'].mean()</text:p>
      <text:p text:style-name="P26"><text:s text:c="8"/>countries_used = avg_age_by_country.index</text:p>
      <text:p text:style-name="P26"><text:s text:c="8"/>fig, axes = plt.subplots(nrows=1, ncols=2, figsize=(15, 6))</text:p>
      <text:p text:style-name="P26"/>
      <text:p text:style-name="P26"><text:soft-page-break/><text:s text:c="8"/># Plot 1: Line plot for average age by country</text:p>
      <text:p text:style-name="P26"><text:s text:c="8"/>avg_age_by_country.plot(kind='line', marker='o', color='green', ax=axes[0])</text:p>
      <text:p text:style-name="P26"><text:s text:c="8"/>axes[0].set_title(f'Average Age of People Born in {months[month-1]} by Country')</text:p>
      <text:p text:style-name="P26"><text:s text:c="8"/>axes[0].set_xlabel('Country')</text:p>
      <text:p text:style-name="P26"><text:s text:c="8"/>axes[0].set_ylabel('Average Age')</text:p>
      <text:p text:style-name="P26"><text:s text:c="8"/>axes[0].grid(True)</text:p>
      <text:p text:style-name="P26"/>
      <text:p text:style-name="P26"><text:s text:c="8"/># Plot 2: Pie chart for the distribution of countries used in the line plot</text:p>
      <text:p text:style-name="P26"><text:s text:c="8"/>country_counts_used = self.df[self.df['country'].isin(countries_used)]['country'].value_counts()</text:p>
      <text:p text:style-name="P26"><text:s text:c="8"/>axes[1].pie(country_counts_used, labels=country_counts_used.index, autopct='%1.1f%%', startangle=90, colors=plt.cm.Paired.colors)</text:p>
      <text:p text:style-name="P26"><text:s text:c="8"/>axes[1].set_title('Distribution of Countries in the Line Plot')</text:p>
      <text:p text:style-name="P26"><text:s text:c="8"/>axes[1].axis('equal') </text:p>
      <text:p text:style-name="P26"><text:s text:c="8"/>plt.tight_layout()</text:p>
      <text:p text:style-name="P26"><text:s text:c="8"/>fig = plt.gcf()</text:p>
      <text:p text:style-name="P26"><text:s text:c="8"/>plt.show()</text:p>
      <text:p text:style-name="P26"><text:s text:c="8"/>self.export_data(fig, "line_plot_and_sector")</text:p>
      <text:p text:style-name="P26"/>
      <text:p text:style-name="P26"><text:s text:c="4"/>def export_data(self, fig, file_name='diagram'):</text:p>
      <text:p text:style-name="P26"><text:s text:c="8"/>"""</text:p>
      <text:p text:style-name="P26"><text:s text:c="8"/>Exports the diagram to a PNG file.</text:p>
      <text:p text:style-name="P26"/>
      <text:p text:style-name="P26"><text:s text:c="8"/>Parameters:</text:p>
      <text:p text:style-name="P26"><text:s text:c="8"/>- fig (matplotlib.figure.Figure): The figure object representing the diagram.</text:p>
      <text:p text:style-name="P26"><text:s text:c="8"/>- file_name (str): The name of the file to save the diagram. Default is 'diagram'.</text:p>
      <text:p text:style-name="P26"/>
      <text:p text:style-name="P26"><text:s text:c="8"/>Returns:</text:p>
      <text:p text:style-name="P26"><text:s text:c="8"/>- None</text:p>
      <text:p text:style-name="P26"><text:s text:c="8"/>"""</text:p>
      <text:p text:style-name="P26"><text:s text:c="8"/>choice = input("Export to PNG? (y/n): ")</text:p>
      <text:p text:style-name="P26"><text:s text:c="8"/>if choice.capitalize() == 'Y':</text:p>
      <text:p text:style-name="P26"><text:s text:c="12"/>fig.savefig(f'{DIAGRAMS_DIR}{file_name}.png')</text:p>
      <text:p text:style-name="P26"><text:s text:c="12"/>print(f"Exported to {file_name}.png")</text:p>
      <text:p text:style-name="P26"><text:s text:c="8"/>fig.clf()</text:p>
      <text:p text:style-name="P26"><text:s text:c="8"/></text:p>
      <text:p text:style-name="P20"><text:s text:c="4"/></text:p>
      <text:p text:style-name="P20"><text:soft-page-break/># <text:span text:style-name="T18">csv_menu</text:span>.py</text:p>
      <text:p text:style-name="P17">"""</text:p>
      <text:p text:style-name="P17">Module: csv_menu</text:p>
      <text:p text:style-name="P17"/>
      <text:p text:style-name="P17">This module contains the CSVMenu class, which represents a CSV menu for displaying extreme values and diagrams.</text:p>
      <text:p text:style-name="P17">"""</text:p>
      <text:p text:style-name="P17">from UI.menu import Menu</text:p>
      <text:p text:style-name="P17">from UI.menu_item import Item</text:p>
      <text:p text:style-name="P17">from classes.lab8.diagrams_saver.diagrams import Diagrams</text:p>
      <text:p text:style-name="P17">from shared.settings import get_lab_settings</text:p>
      <text:p text:style-name="P17"/>
      <text:p text:style-name="P17">settings = get_lab_settings("lab8")</text:p>
      <text:p text:style-name="P17">CSV_FILE_PATH = settings["csv_file_path"]</text:p>
      <text:p text:style-name="P17"/>
      <text:p text:style-name="P17">class CSVMenu:</text:p>
      <text:p text:style-name="P17"><text:s text:c="4"/>"""</text:p>
      <text:p text:style-name="P17"><text:s text:c="4"/>A class representing a CSV menu.</text:p>
      <text:p text:style-name="P17"/>
      <text:p text:style-name="P17"><text:s text:c="4"/>Attributes:</text:p>
      <text:p text:style-name="P17"><text:s text:c="4"/>- csv_file_path (str): The path to the CSV file.</text:p>
      <text:p text:style-name="P17"><text:s text:c="4"/>- diagrams (Diagrams): An instance of the Diagrams class.</text:p>
      <text:p text:style-name="P17"><text:s text:c="4"/>"""</text:p>
      <text:p text:style-name="P17"/>
      <text:p text:style-name="P17"><text:s text:c="4"/>def __init__(self) :</text:p>
      <text:p text:style-name="P17"><text:s text:c="8"/>self.csv_file_path = CSV_FILE_PATH</text:p>
      <text:p text:style-name="P17"><text:s text:c="8"/>self.diagrams = Diagrams(self.csv_file_path)</text:p>
      <text:p text:style-name="P17"/>
      <text:p text:style-name="P17"><text:s text:c="4"/>def menu(self):</text:p>
      <text:p text:style-name="P17"><text:s text:c="8"/>"""</text:p>
      <text:p text:style-name="P17"><text:s text:c="8"/>Displays the main menu.</text:p>
      <text:p text:style-name="P17"><text:s text:c="8"/>"""</text:p>
      <text:p text:style-name="P17"><text:s text:c="8"/>main_menu = Menu("\nMenu (Lab 8)")</text:p>
      <text:p text:style-name="P17"><text:s text:c="8"/>main_menu.set_color("red")</text:p>
      <text:p text:style-name="P17"><text:s text:c="8"/>main_menu.add_item(Item("1", "Extreme values", self.values_menu))</text:p>
      <text:p text:style-name="P17"><text:s text:c="8"/>main_menu.add_item(Item("2", "Diagrams", self.diagram_menu))</text:p>
      <text:p text:style-name="P17"><text:s text:c="8"/>main_menu.add_item(Item("0", "Exit"))</text:p>
      <text:p text:style-name="P17"><text:s text:c="8"/>main_menu.run()</text:p>
      <text:p text:style-name="P17"/>
      <text:p text:style-name="P17"><text:s text:c="4"/>def values_menu(self):</text:p>
      <text:p text:style-name="P17"><text:soft-page-break/><text:s text:c="8"/>"""</text:p>
      <text:p text:style-name="P17"><text:s text:c="8"/>Displays the values menu.</text:p>
      <text:p text:style-name="P17"><text:s text:c="8"/>"""</text:p>
      <text:p text:style-name="P17"><text:s text:c="8"/>values_menu = Menu("\nExtreme values")</text:p>
      <text:p text:style-name="P17"><text:s text:c="8"/>values_menu.set_color("red")</text:p>
      <text:p text:style-name="P17"><text:s text:c="8"/>values_menu.add_item(Item("1", "Min values", self.diagrams.print_min_values))</text:p>
      <text:p text:style-name="P17"><text:s text:c="8"/>values_menu.add_item(Item("2", "Max values", self.diagrams.print_max_values))</text:p>
      <text:p text:style-name="P17"><text:s text:c="8"/>values_menu.add_item(Item("0", "Back"))</text:p>
      <text:p text:style-name="P17"><text:s text:c="8"/>values_menu.run()</text:p>
      <text:p text:style-name="P17"/>
      <text:p text:style-name="P17"><text:s text:c="4"/>def diagram_menu(self):</text:p>
      <text:p text:style-name="P17"><text:s text:c="8"/>"""</text:p>
      <text:p text:style-name="P17"><text:s text:c="8"/>Displays the diagram menu.</text:p>
      <text:p text:style-name="P17"><text:s text:c="8"/>"""</text:p>
      <text:p text:style-name="P17"><text:s text:c="8"/>diagram_menu = Menu("\nDiagrams")</text:p>
      <text:p text:style-name="P17"><text:s text:c="8"/>diagram_menu.set_color("red")</text:p>
      <text:p text:style-name="P17"><text:s text:c="8"/>diagram_menu.add_item(Item("1", "Visualize people by country (histogram)", self.diagrams.visualize_histogram))</text:p>
      <text:p text:style-name="P17"><text:s text:c="8"/>diagram_menu.add_item(Item("2", "Visualize percentage of people born after (some year) by country (pie chart)", self.visuzlize_pie_chart_with_input))</text:p>
      <text:p text:style-name="P17"><text:s text:c="8"/>diagram_menu.add_item(Item("3", "Visualize average age of people by country (column diagram)", self.diagrams.visualize_column_diagram))</text:p>
      <text:p text:style-name="P17"><text:s text:c="8"/>diagram_menu.add_item(Item("4", "Visualize average age of people born in (some month) by country (linear diagram and sector diagram)", self.visuzlize_line_plot_and_sector_with_input))</text:p>
      <text:p text:style-name="P17"><text:s text:c="8"/>diagram_menu.add_item(Item("0", "Back"))</text:p>
      <text:p text:style-name="P17"><text:s text:c="8"/>diagram_menu.run()</text:p>
      <text:p text:style-name="P17"/>
      <text:p text:style-name="P17"><text:s text:c="4"/>def visuzlize_pie_chart_with_input(self):</text:p>
      <text:p text:style-name="P17"><text:s text:c="8"/>"""</text:p>
      <text:p text:style-name="P17"><text:s text:c="8"/>Visualizes a pie chart based on user input.</text:p>
      <text:p text:style-name="P17"><text:s text:c="8"/>"""</text:p>
      <text:p text:style-name="P17"><text:s text:c="8"/>year = input("Enter year (1950-2005): ")</text:p>
      <text:p text:style-name="P17"><text:s text:c="8"/>if year.isdigit():</text:p>
      <text:p text:style-name="P17"><text:s text:c="12"/>year = int(year)</text:p>
      <text:p text:style-name="P17"><text:s text:c="12"/>if 1950 &lt;= year &lt;= 2005:</text:p>
      <text:p text:style-name="P17"><text:s text:c="16"/>self.diagrams.visualize_sector_diagram(year)</text:p>
      <text:p text:style-name="P17"><text:s text:c="16"/>return</text:p>
      <text:p text:style-name="P17"><text:soft-page-break/><text:s text:c="8"/></text:p>
      <text:p text:style-name="P17"><text:s text:c="8"/>print("Invalid input.")</text:p>
      <text:p text:style-name="P17"><text:s text:c="8"/>self.diagrams.visualize_sector_diagram()</text:p>
      <text:p text:style-name="P17"/>
      <text:p text:style-name="P17"><text:s text:c="4"/>def visuzlize_line_plot_and_sector_with_input(self):</text:p>
      <text:p text:style-name="P17"><text:s text:c="8"/>month = input("Enter month (1-12): ")</text:p>
      <text:p text:style-name="P17"><text:s text:c="8"/>if month.isdigit():</text:p>
      <text:p text:style-name="P17"><text:s text:c="12"/>month = int(month)</text:p>
      <text:p text:style-name="P17"><text:s text:c="12"/>if 1 &lt;= month &lt;= 12:</text:p>
      <text:p text:style-name="P17"><text:s text:c="16"/>self.diagrams.visualize_line_plot_and_sector(month)</text:p>
      <text:p text:style-name="P17"><text:s text:c="16"/>return</text:p>
      <text:p text:style-name="P17"><text:s text:c="12"/></text:p>
      <text:p text:style-name="P17"><text:s text:c="8"/>print("Invalid input.")</text:p>
      <text:p text:style-name="P17"><text:s text:c="8"/>self.diagrams.visualize_line_plot_and_sector()</text:p>
      <text:p text:style-name="P17"><text:s text:c="8"/></text:p>
      <text:p text:style-name="P20"># runner.py</text:p>
      <text:p text:style-name="P19">"""</text:p>
      <text:p text:style-name="P19">Module: run_csv_menu</text:p>
      <text:p text:style-name="P19"/>
      <text:p text:style-name="P19">Module provides a simple script to run the CSV Menu for diagrams for Lab 8.</text:p>
      <text:p text:style-name="P19">"""</text:p>
      <text:p text:style-name="P19">from classes.lab8.diagrams_menu.csv_menu import CSVMenu</text:p>
      <text:p text:style-name="P19"/>
      <text:p text:style-name="P19">def run():</text:p>
      <text:p text:style-name="P19"><text:s text:c="4"/>"""</text:p>
      <text:p text:style-name="P19"><text:s text:c="4"/>Initializes and runs the CSV Menu for diagrams.</text:p>
      <text:p text:style-name="P19"><text:s text:c="4"/>"""</text:p>
      <text:p text:style-name="P19"><text:s text:c="4"/>csv_menu = CSVMenu()</text:p>
      <text:p text:style-name="P19"><text:s text:c="4"/>csv_menu.menu()</text:p>
      <text:p text:style-name="P14"/>
      <text:p text:style-name="P6">GitHub Repository: <text:a xlink:type="simple" xlink:href="https://github.com/trolchiha/SPL-labs.git" text:style-name="Internet_20_link" text:visited-style-name="Visited_20_Internet_20_Link"><text:span text:style-name="T6">https://github.com/trolchiha/SPL-labs.git</text:span></text:a></text:p>
      <text:p text:style-name="P14"><text:span text:style-name="T9">Виснов</text:span><text:span text:style-name="T10">о</text:span><text:span text:style-name="T9">к:</text:span> <text:span text:style-name="T13">під час виконання лабораторної роботи навчилася</text:span> створ<text:span text:style-name="T13">ювати</text:span> багатофункціональний додаток для візуалізації CSV-наборів даних за допомогою Matplotlib. Цей проект покращив мої навички візуалізації даних, дозволяючи досліджувати результати з різноманітними наборами дани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1:29:42.460071348</dc:date>
    <meta:editing-duration>PT39M12S</meta:editing-duration>
    <meta:editing-cycles>8</meta:editing-cycles>
    <meta:generator>LibreOffice/7.6.4.1$Linux_X86_64 LibreOffice_project/60$Build-1</meta:generator>
    <meta:document-statistic meta:table-count="0" meta:image-count="0" meta:object-count="0" meta:page-count="11" meta:paragraph-count="303" meta:word-count="1241" meta:character-count="12717" meta:non-whitespace-character-count="9932"/>
  </office:meta>
</office:document-meta>
</file>